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005000000073E86FD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eorgia" style:font-name-complex="Georgia"/>
    </style:style>
    <style:style style:name="P2" style:family="paragraph" style:parent-style-name="Standard">
      <style:text-properties style:font-name="Georgia" fo:font-style="italic" style:font-style-asian="italic" style:font-name-complex="Georgia"/>
    </style:style>
    <style:style style:name="P3" style:family="paragraph" style:parent-style-name="Standard">
      <style:text-properties fo:color="#003366" style:font-name="Georgia" style:font-name-complex="Arial"/>
    </style:style>
    <style:style style:name="P4" style:family="paragraph" style:parent-style-name="Standard">
      <style:text-properties fo:color="#000000" style:font-name="Georgia" style:text-underline-style="solid" style:text-underline-width="auto" style:text-underline-color="font-color" fo:font-weight="bold" style:font-weight-asian="bold" style:font-name-complex="Arial"/>
    </style:style>
    <style:style style:name="P5" style:family="paragraph" style:parent-style-name="Standard">
      <style:text-properties fo:color="#000000" style:font-name="Georgia" style:text-underline-style="solid" style:text-underline-width="auto" style:text-underline-color="font-color" fo:font-weight="bold" officeooo:rsid="00189952" officeooo:paragraph-rsid="00189952" style:font-weight-asian="bold" style:font-name-complex="Arial"/>
    </style:style>
    <style:style style:name="P6" style:family="paragraph" style:parent-style-name="Standard">
      <style:text-properties fo:color="#000000" style:font-name="Georgia" style:text-underline-style="solid" style:text-underline-width="auto" style:text-underline-color="font-color" fo:font-weight="bold" officeooo:rsid="00189952" officeooo:paragraph-rsid="00189952" style:font-weight-asian="bold" style:font-name-complex="Arial" style:font-weight-complex="bold"/>
    </style:style>
    <style:style style:name="P7" style:family="paragraph" style:parent-style-name="Standard">
      <style:text-properties fo:color="#000000" style:font-name="Georgia" style:text-underline-style="none" fo:font-weight="normal" officeooo:rsid="00189952" officeooo:paragraph-rsid="00189952" style:font-weight-asian="normal" style:font-name-complex="Arial" style:font-weight-complex="normal"/>
    </style:style>
    <style:style style:name="P8" style:family="paragraph" style:parent-style-name="Standard" style:master-page-name="Standard">
      <style:paragraph-properties style:page-number="auto"/>
      <style:text-properties officeooo:rsid="00189952" officeooo:paragraph-rsid="00189952"/>
    </style:style>
    <style:style style:name="T1" style:family="text">
      <style:text-properties fo:font-weight="bold" style:font-weight-asian="bold" style:font-weight-complex="bold"/>
    </style:style>
    <style:style style:name="T2" style:family="text">
      <style:text-properties style:font-name="Georgia" style:text-underline-style="solid" style:text-underline-width="auto" style:text-underline-color="font-color" fo:font-weight="bold" style:font-weight-asian="bold" style:font-name-complex="Georgia"/>
    </style:style>
    <style:style style:name="T3" style:family="text">
      <style:text-properties style:font-name="Georgia" style:font-name-complex="Georgia"/>
    </style:style>
    <style:style style:name="T4" style:family="text">
      <style:text-properties style:font-name="Georgia" officeooo:rsid="0018d63a" style:font-name-complex="Georgia"/>
    </style:style>
    <style:style style:name="T5" style:family="text">
      <style:text-properties style:font-name="Georgia" officeooo:rsid="0019ab80" style:font-name-complex="Georgia"/>
    </style:style>
    <style:style style:name="T6" style:family="text">
      <style:text-properties style:font-name="Georgia" fo:font-style="italic" style:font-style-asian="italic" style:font-name-complex="Georgia"/>
    </style:style>
    <style:style style:name="T7" style:family="text">
      <style:text-properties style:font-name="Georgia" fo:font-style="italic" fo:font-weight="bold" style:font-style-asian="italic" style:font-weight-asian="bold" style:font-name-complex="Georgia"/>
    </style:style>
    <style:style style:name="T8" style:family="text">
      <style:text-properties style:font-name="Georgia" fo:font-weight="bold" style:font-weight-asian="bold" style:font-name-complex="Georgia"/>
    </style:style>
    <style:style style:name="T9" style:family="text">
      <style:text-properties style:font-name="Georgia" fo:font-weight="bold" officeooo:rsid="00189952" style:font-weight-asian="bold" style:font-name-complex="Georgia" style:font-weight-complex="bold"/>
    </style:style>
    <style:style style:name="T10" style:family="text">
      <style:text-properties fo:color="#000000" style:font-name="Georgia" style:font-name-complex="Arial"/>
    </style:style>
    <style:style style:name="T11" style:family="text">
      <style:text-properties style:font-name-asian="Georgia"/>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ssignment 1: Basic Skills – What you'll have to know.</text:span></text:p>
      <text:p text:style-name="Standard"/>
      <text:p text:style-name="Standard"><text:span text:style-name="Body_20_Text_20_In"><text:span text:style-name="T9">Readings:</text:span></text:span><text:span text:style-name="Body_20_Text_20_In"><text:span text:style-name="T3"><text:line-break/>Chapter 3 in: </text:span></text:span><text:span text:style-name="Body_20_Text_20_In"><text:span text:style-name="T6">A Primer for Policy Analysis</text:span></text:span><text:span text:style-name="Body_20_Text_20_In"><text:span text:style-name="T3">, Stokey and Zeckhauser. Chapter by Mary English, Environmental Decision Making by Organizations: Choosing the Right Tools.</text:span></text:span></text:p>
      <text:p text:style-name="P1"/>
      <text:p text:style-name="Standard"><text:span text:style-name="T3">The readings can be found on</text:span><text:span text:style-name="T5">line</text:span><text:span text:style-name="T3">. <text:s/>All assignments should be </text:span><text:span text:style-name="T8">single spaced</text:span><text:span text:style-name="T3">. <text:s/>They must be a </text:span><text:span text:style-name="T8">minimum of one page</text:span><text:span text:style-name="T3"> and a </text:span><text:span text:style-name="T8">maximum of two pages</text:span><text:span text:style-name="T3">, not including any figures, tables or bibliography. <text:s/></text:span><text:span text:style-name="T7">Make sure to cite your work!</text:span></text:p>
      <text:p text:style-name="P3"><draw:a xlink:type="simple" xlink:href="http://bb.clarku.edu/webapps/blackboard/content/listContent.jsp?course_id=_2303_1&amp;content_id=_98886_1#endNav#endNav"><draw:frame draw:style-name="fr1" draw:name="Image1" text:anchor-type="as-char" svg:width="0.0083in" svg:height="0.0161in" draw:z-index="0"><draw:image xlink:href="Pictures/1000020000000005000000073E86FDDF.png" xlink:type="simple" xlink:show="embed" xlink:actuate="onLoad"/></draw:frame></draw:a></text:p>
      <text:p text:style-name="P5">Objectives</text:p>
      <text:p text:style-name="P7">In this assignment, you will have two deliverables. <text:s/><text:span text:style-name="T1">First</text:span>, you will be asked to write an estimated “Level of Effort” (LOE) briefing for a new project, discussing the steps of decision making outlined in the assigned reading (see Figure 3.1), what you would do to engage with each step, and how long you estimate it might take. <text:s/><text:span text:style-name="T1">Second</text:span>, you will use an example excel spreadsheet to justify the Level of Efforts you outline in step 1.</text:p>
      <text:p text:style-name="P4"/>
      <text:p text:style-name="P6">Materials</text:p>
      <text:p text:style-name="P6"><text:span text:style-name="T12">To finish this lab, you will need (a) a copy of the reading and (b) a copy of Microsoft Excel installed on your laptop.</text:span></text:p>
      <text:p text:style-name="P4"/>
      <text:p text:style-name="P4">Assignment</text:p>
      <text:p text:style-name="Standard"><text:span text:style-name="T3">You have been tasked by your boss to write a “Level of Effort” (LOE) briefing on a new project. <text:s/>These short briefings are designed to help companies or institutions estimate how long a project will take and how expensive it might be. <text:s text:c="2"/>You will be preparing a LOE briefing to explain </text:span><text:span text:style-name="T4">(a) </text:span><text:span text:style-name="T3">how long it might take, </text:span><text:span text:style-name="T4">and (b) how expensive it might be</text:span><text:span text:style-name="T3"> to answer the question:</text:span></text:p>
      <text:p text:style-name="P1"/>
      <text:p text:style-name="P2"><text:span text:style-name="T11">“</text:span>Where and how should funds be spent in the United States for ecosystem restoration?”</text:p>
      <text:p text:style-name="P1"/>
      <text:p text:style-name="Standard"><text:span text:style-name="T3">This briefing should discuss </text:span><text:span text:style-name="T4">each step</text:span><text:span text:style-name="T3"> of </text:span><text:span text:style-name="T4">the</text:span><text:span text:style-name="T3"> decision making </text:span><text:span text:style-name="T4">process outlined by Mary English</text:span><text:span text:style-name="T3">, and the obstacles you </text:span><text:span text:style-name="T4">imagine could</text:span><text:span text:style-name="T3"> occur at each step. <text:s/>For example, you might include issues of environmental justice, the balance between costs, benefits and risks, and the challenges of public opinion. <text:s/>You should also make recommendations of criteria by which the methods you employ should be chosen. <text:s/>Make your best estimates of how long you might expect each step of the project to take in total hours (e.g., 80 hours = 2 work weeks for a single person), </text:span><text:span text:style-name="T4">and incorporate these estimates into your excel workshe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_20_Paragraph_20_Font" style:display-name="Default Paragraph Font" style:family="text"/>
    <style:style style:name="breadcrumb1" style:family="text" style:parent-style-name="Default_20_Paragraph_20_Font">
      <style:text-properties fo:font-size="8.5pt" style:font-size-asian="8.5pt" style:font-size-complex="8.5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In" style:display-name="Body Text I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382</dc:title>
    <meta:initial-creator>Sam Ratick</meta:initial-creator>
    <meta:creation-date>2011-12-27T18:21:00</meta:creation-date>
    <dc:date>2015-08-10T13:09:46.468974374</dc:date>
    <meta:print-date>2010-01-19T10:45:00</meta:print-date>
    <meta:editing-cycles>14</meta:editing-cycles>
    <meta:editing-duration>PT31M30S</meta:editing-duration>
    <meta:generator>LibreOffice/4.2.8.2$Linux_x86 LibreOffice_project/420m0$Build-2</meta:generator>
    <meta:document-statistic meta:table-count="0" meta:image-count="1" meta:object-count="0" meta:page-count="1" meta:paragraph-count="12" meta:word-count="360" meta:character-count="2102" meta:non-whitespace-character-count="1740"/>
  </office:meta>
</office:document-meta>
</file>